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3895in" text:min-label-width="0.25in" text:list-level-position-and-space-mode="label-alignment">
          <style:list-level-label-alignment text:label-followed-by="listtab" fo:margin-left="0.639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229in" text:min-label-width="0.3333in" text:list-level-position-and-space-mode="label-alignment">
          <style:list-level-label-alignment text:label-followed-by="listtab" fo:margin-left="1.0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62in" text:min-label-width="0.3333in" text:list-level-position-and-space-mode="label-alignment">
          <style:list-level-label-alignment text:label-followed-by="listtab" fo:margin-left="1.3895in" fo:text-indent="-0.3333in"/>
        </style:list-level-properties>
      </text:list-level-style-number>
      <text:list-level-style-number text:level="4" style:num-suffix="." style:num-format="1">
        <style:list-level-properties text:space-before="1.3895in" text:min-label-width="0.3333in" text:list-level-position-and-space-mode="label-alignment">
          <style:list-level-label-alignment text:label-followed-by="listtab" fo:margin-left="1.7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29in" text:min-label-width="0.3333in" text:list-level-position-and-space-mode="label-alignment">
          <style:list-level-label-alignment text:label-followed-by="listtab" fo:margin-left="2.0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62in" text:min-label-width="0.3333in" text:list-level-position-and-space-mode="label-alignment">
          <style:list-level-label-alignment text:label-followed-by="listtab" fo:margin-left="2.3895in" fo:text-indent="-0.3333in"/>
        </style:list-level-properties>
      </text:list-level-style-number>
      <text:list-level-style-number text:level="7" style:num-suffix="." style:num-format="1">
        <style:list-level-properties text:space-before="2.3895in" text:min-label-width="0.3333in" text:list-level-position-and-space-mode="label-alignment">
          <style:list-level-label-alignment text:label-followed-by="listtab" fo:margin-left="2.7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29in" text:min-label-width="0.3333in" text:list-level-position-and-space-mode="label-alignment">
          <style:list-level-label-alignment text:label-followed-by="listtab" fo:margin-left="3.0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62in" text:min-label-width="0.3333in" text:list-level-position-and-space-mode="label-alignment">
          <style:list-level-label-alignment text:label-followed-by="listtab" fo:margin-left="3.3895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P5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6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7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8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9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P21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2" style:parent-style-name="內文" style:family="paragraph">
      <style:paragraph-properties style:snap-to-layout-grid="false" fo:line-height="150%" fo:text-indent="0.3888in">
        <style:tab-stops>
          <style:tab-stop style:type="left" style:position="0.4569in"/>
        </style:tab-stops>
      </style:paragraph-properties>
      <style:text-properties style:font-name-asian="標楷體" style:font-weight-complex="bold" fo:font-size="14pt" style:font-size-asian="14pt" style:font-size-complex="14pt"/>
    </style:style>
    <style:style style:name="P23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4" style:parent-style-name="內文" style:family="paragraph">
      <style:paragraph-properties style:snap-to-layout-grid="false" fo:text-indent="0.3895in"/>
    </style:style>
    <style:style style:name="T25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6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27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28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9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30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1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2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3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4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5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6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7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8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 style:font-size-complex="12pt"/>
    </style:style>
    <style:style style:name="P39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40" style:parent-style-name="內文" style:family="paragraph">
      <style:paragraph-properties style:snap-to-layout-grid="false" fo:line-height="115%" fo:text-indent="0.3895in">
        <style:tab-stops>
          <style:tab-stop style:type="left" style:position="0.4569in"/>
        </style:tab-stops>
      </style:paragraph-properties>
    </style:style>
    <style:style style:name="T41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2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3" style:parent-style-name="清單段落" style:family="paragraph">
      <style:paragraph-properties fo:widows="2" fo:orphans="2" style:snap-to-layout-grid="false" style:vertical-align="auto" fo:margin-top="0.0694in" fo:margin-bottom="0.0694in" fo:line-height="115%" fo:margin-left="0in" fo:text-indent="0.3895in">
        <style:tab-stops/>
      </style:paragraph-properties>
      <style:text-properties fo:hyphenate="true"/>
    </style:style>
    <style:style style:name="T4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6" style:parent-style-name="清單段落" style:family="paragraph">
      <style:paragraph-properties fo:widows="2" fo:orphans="2" style:snap-to-layout-grid="false" style:vertical-align="auto" fo:margin-top="0.0694in" fo:margin-bottom="0.0694in" fo:line-height="115%" fo:margin-left="0in" fo:text-indent="0.3895in">
        <style:tab-stops/>
      </style:paragraph-properties>
      <style:text-properties fo:hyphenate="true"/>
    </style:style>
    <style:style style:name="T47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8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9" style:parent-style-name="清單段落" style:family="paragraph">
      <style:paragraph-properties fo:widows="2" fo:orphans="2" style:snap-to-layout-grid="false" style:vertical-align="auto" fo:margin-top="0.0694in" fo:margin-bottom="0.0694in" fo:line-height="115%" fo:margin-left="0in" fo:text-indent="0.3895in">
        <style:tab-stops/>
      </style:paragraph-properties>
      <style:text-properties fo:hyphenate="true"/>
    </style:style>
    <style:style style:name="T50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51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5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53" style:parent-style-name="內文縮排" style:family="paragraph">
      <style:paragraph-properties style:snap-to-layout-grid="false" fo:line-height="150%"/>
      <style:text-properties style:font-name-asian="標楷體" fo:font-size="14pt" style:font-size-asian="14pt" style:font-size-complex="16pt"/>
    </style:style>
    <style:style style:name="P54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55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56" style:parent-style-name="內文縮排" style:family="paragraph">
      <style:paragraph-properties style:snap-to-layout-grid="false" fo:line-height="150%" fo:margin-left="0in" fo:text-indent="0.3895in">
        <style:tab-stops/>
      </style:paragraph-properties>
    </style:style>
    <style:style style:name="T5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58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59" style:parent-style-name="預設段落字型" style:family="text">
      <style:text-properties style:font-name-asian="標楷體" fo:font-size="14pt" style:font-size-asian="14pt"/>
    </style:style>
    <style:style style:name="T60" style:parent-style-name="預設段落字型" style:family="text">
      <style:text-properties style:font-name-asian="標楷體" fo:font-size="14pt" style:font-size-asian="14pt"/>
    </style:style>
    <style:style style:name="T61" style:parent-style-name="預設段落字型" style:family="text">
      <style:text-properties style:font-name-asian="標楷體" fo:font-size="14pt" style:font-size-asian="14pt"/>
    </style:style>
    <style:style style:name="T62" style:parent-style-name="預設段落字型" style:family="text">
      <style:text-properties style:font-name-asian="標楷體" fo:font-size="14pt" style:font-size-asian="14pt"/>
    </style:style>
    <style:style style:name="T63" style:parent-style-name="預設段落字型" style:family="text">
      <style:text-properties style:font-name-asian="標楷體" fo:font-size="14pt" style:font-size-asian="14pt"/>
    </style:style>
    <style:style style:name="T64" style:parent-style-name="預設段落字型" style:family="text">
      <style:text-properties style:font-name-asian="標楷體" fo:font-size="14pt" style:font-size-asian="14pt"/>
    </style:style>
    <style:style style:name="P65" style:parent-style-name="內文縮排" style:family="paragraph">
      <style:paragraph-properties style:snap-to-layout-grid="false" fo:line-height="150%" fo:margin-left="0in" fo:text-indent="0.3895in">
        <style:tab-stops/>
      </style:paragraph-properties>
    </style:style>
    <style:style style:name="T66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7" style:parent-style-name="預設段落字型" style:family="text">
      <style:text-properties style:font-name-asian="標楷體" fo:font-size="14pt" style:font-size-asian="14pt"/>
    </style:style>
    <style:style style:name="T68" style:parent-style-name="預設段落字型" style:family="text">
      <style:text-properties style:font-name-asian="標楷體" fo:font-size="14pt" style:font-size-asian="14pt"/>
    </style:style>
    <style:style style:name="T69" style:parent-style-name="預設段落字型" style:family="text">
      <style:text-properties style:font-name-asian="標楷體" fo:font-size="14pt" style:font-size-asian="14pt"/>
    </style:style>
    <style:style style:name="T70" style:parent-style-name="預設段落字型" style:family="text">
      <style:text-properties style:font-name-asian="標楷體" fo:font-size="14pt" style:font-size-asian="14pt"/>
    </style:style>
    <style:style style:name="T71" style:parent-style-name="預設段落字型" style:family="text">
      <style:text-properties style:font-name-asian="標楷體" fo:font-size="14pt" style:font-size-asian="14pt"/>
    </style:style>
    <style:style style:name="P7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73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74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75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76" style:parent-style-name="內文縮排" style:family="paragraph">
      <style:paragraph-properties style:snap-to-layout-grid="false" fo:line-height="150%" fo:margin-left="0in">
        <style:tab-stops/>
      </style:paragraph-properties>
    </style:style>
    <style:style style:name="T77" style:parent-style-name="預設段落字型" style:family="text">
      <style:text-properties style:font-name-asian="標楷體" fo:font-size="14pt" style:font-size-asian="14pt"/>
    </style:style>
    <style:style style:name="P78" style:parent-style-name="內文縮排" style:list-style-name="LFO2" style:family="paragraph">
      <style:paragraph-properties style:snap-to-layout-grid="false" fo:line-height="150%"/>
    </style:style>
    <style:style style:name="T79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80" style:parent-style-name="預設段落字型" style:family="text">
      <style:text-properties style:font-name-asian="標楷體" fo:font-size="14pt" style:font-size-asian="14pt"/>
    </style:style>
    <style:style style:name="T81" style:parent-style-name="預設段落字型" style:family="text">
      <style:text-properties style:font-name-asian="標楷體" fo:font-size="14pt" style:font-size-asian="14pt"/>
    </style:style>
    <style:style style:name="T82" style:parent-style-name="預設段落字型" style:family="text">
      <style:text-properties style:font-name-asian="標楷體" fo:font-size="14pt" style:font-size-asian="14pt"/>
    </style:style>
    <style:style style:name="P83" style:parent-style-name="內文縮排" style:list-style-name="LFO2" style:family="paragraph">
      <style:paragraph-properties style:snap-to-layout-grid="false" fo:line-height="150%"/>
    </style:style>
    <style:style style:name="T84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85" style:parent-style-name="預設段落字型" style:family="text">
      <style:text-properties style:font-name-asian="標楷體" fo:font-size="14pt" style:font-size-asian="14pt"/>
    </style:style>
    <style:style style:name="T86" style:parent-style-name="預設段落字型" style:family="text">
      <style:text-properties style:font-name-asian="標楷體" fo:font-size="14pt" style:font-size-asian="14pt"/>
    </style:style>
    <style:style style:name="T87" style:parent-style-name="預設段落字型" style:family="text">
      <style:text-properties style:font-name-asian="標楷體" fo:font-size="14pt" style:font-size-asian="14pt"/>
    </style:style>
    <style:style style:name="P88" style:parent-style-name="內文縮排" style:list-style-name="LFO2" style:family="paragraph">
      <style:paragraph-properties style:snap-to-layout-grid="false" fo:line-height="150%"/>
    </style:style>
    <style:style style:name="T89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0" style:parent-style-name="預設段落字型" style:family="text">
      <style:text-properties style:font-name-asian="標楷體" fo:font-size="14pt" style:font-size-asian="14pt"/>
    </style:style>
    <style:style style:name="P91" style:parent-style-name="內文縮排" style:list-style-name="LFO2" style:family="paragraph">
      <style:paragraph-properties style:snap-to-layout-grid="false" fo:line-height="150%"/>
    </style:style>
    <style:style style:name="T92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3" style:parent-style-name="預設段落字型" style:family="text">
      <style:text-properties style:font-name-asian="標楷體" fo:font-size="14pt" style:font-size-asian="14pt"/>
    </style:style>
    <style:style style:name="T94" style:parent-style-name="預設段落字型" style:family="text">
      <style:text-properties style:font-name-asian="標楷體" fo:font-size="14pt" style:font-size-asian="14pt"/>
    </style:style>
    <style:style style:name="P95" style:parent-style-name="內文縮排" style:list-style-name="LFO2" style:family="paragraph">
      <style:paragraph-properties style:snap-to-layout-grid="false" fo:line-height="150%"/>
    </style:style>
    <style:style style:name="T96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7" style:parent-style-name="預設段落字型" style:family="text">
      <style:text-properties style:font-name-asian="標楷體" fo:font-size="14pt" style:font-size-asian="14pt"/>
    </style:style>
  </office:automatic-styles>
  <office:body>
    <office:text text:use-soft-page-breaks="true">
      <text:p text:style-name="P1"><text:span text:style-name="T4">系統簡介</text:span></text:p>
      <text:p text:style-name="P5">組<text:s text:c="4"/>別：第114509組</text:p>
      <text:p text:style-name="P6">專題名稱：谷得BUY</text:p>
      <text:p text:style-name="P7">指導教師：<text:s/>林俊杰老師</text:p>
      <text:p text:style-name="P8">專題學生：</text:p>
      <text:p text:style-name="P9"><text:span text:style-name="T10">1</text:span><text:span text:style-name="T11">1056012</text:span><text:span text:style-name="T12">吳佳耘</text:span><text:span text:style-name="T13"><text:s/>11056015</text:span><text:span text:style-name="T14">許有騫</text:span><text:span text:style-name="T15"><text:s/>11056036</text:span><text:span text:style-name="T16">徐湘婷</text:span><text:span text:style-name="T17"><text:s/>11056039</text:span><text:span text:style-name="T18">吳怡萱</text:span><text:span text:style-name="T19"><text:s/>11056039</text:span><text:span text:style-name="T20">梁詔恩</text:span></text:p>
      <text:list text:style-name="LFO1" text:continue-numbering="true">
        <text:list-item>
          <text:p text:style-name="P21">前言</text:p>
        </text:list-item>
      </text:list>
      <text:p text:style-name="P22">隨著「周邊拼團文化」在網路社群中盛行，許多買家傾向於共同購買盒組並分攤其中商品，但現行社團交易方式常面臨留言混亂、統計困難、資訊流失等問題，造成交易效率低落。為解決這些痛點，我們希望設計一個結合人工智慧與帳務管理的拼團平台，不僅協助賣家快速上架、買家便利下單，也提升整體交易體驗與滿意度，同時培養我們在<text:s/>AI<text:s/>應用、系統開發與專案協作上的實作能力。</text:p>
      <text:list text:style-name="LFO1" text:continue-numbering="true">
        <text:list-item>
          <text:p text:style-name="P23">系統功能簡介</text:p>
        </text:list-item>
      </text:list>
      <text:p text:style-name="P24"><text:span text:style-name="T25">便利的購物體驗：</text:span><text:span text:style-name="T26">專屬的交易流程設計，提升買賣方的操作便利性與使用體驗。</text:span></text:p>
      <text:p text:style-name="P27"><text:span text:style-name="T28">帳目管理工具：</text:span><text:span text:style-name="T29">提供清晰的</text:span><text:span text:style-name="T30">記錄，協助使用者有效掌握個人或團務財務狀況。</text:span></text:p>
      <text:p text:style-name="P31"><text:span text:style-name="T32">價格調整機制：</text:span><text:span text:style-name="T33">根據市場行情靈活設定商品價格，避免價格失衡。</text:span></text:p>
      <text:p text:style-name="P34"><text:span text:style-name="T35">收物帖發布：</text:span><text:span text:style-name="T36">買家可主動發布需求，尋找他人欲售商品，促進媒合成功率。</text:span></text:p>
      <text:list text:style-name="LFO1" text:continue-numbering="true">
        <text:list-item>
          <text:p text:style-name="P37">系統使用對象</text:p>
        </text:list-item>
      </text:list>
      <text:p text:style-name="P38">18-50歲學生與上班族、愛好者、追求特定產品的消費者、中小型網店與小商家</text:p>
      <text:list text:style-name="LFO1" text:continue-numbering="true">
        <text:list-item>
          <text:p text:style-name="P39">系統特色</text:p>
        </text:list-item>
      </text:list>
      <text:p text:style-name="P40"><text:span text:style-name="T41">為拼團文化設計</text:span><text:span text:style-name="T42">：針對社團內拼團需求量身打造，整合下單與結帳流程。</text:span></text:p>
      <text:p text:style-name="P43"><text:span text:style-name="T44">視覺化帳目管理</text:span><text:span text:style-name="T45">：提供簡潔易懂的記帳介面，讓買賣方都能清楚掌握交易明細。</text:span></text:p>
      <text:p text:style-name="P46"><text:span text:style-name="T47">彈性價格機制</text:span><text:span text:style-name="T48">：可依市場行情快速調整商品價格，提升定價彈性與競爭力。</text:span></text:p>
      <text:p text:style-name="P49"><text:span text:style-name="T50">促進買家媒合</text:span><text:span text:style-name="T51">：收物帖功能讓買家能主動發文尋找商品，提升社群互動與成交率。</text:span></text:p>
      <text:list text:style-name="LFO1" text:continue-numbering="true">
        <text:list-item>
          <text:p text:style-name="P52">系統開發工具</text:p>
        </text:list-item>
      </text:list>
      <text:p text:style-name="P53">Figma、Bootstrap、HTML、CSS、JavaScript、Python、Django、Fork、Github、Microsoft Word、Figma、Goodnotes 5、Goodnote 6、Microsoft Excel、Draw.io、Canva、Microsoft PowerPoint。</text:p>
      <text:soft-page-break/>
      <text:list text:style-name="LFO1" text:continue-numbering="true">
        <text:list-item>
          <text:p text:style-name="P54"><text:span text:style-name="T55">系統使用環境</text:span></text:p>
        </text:list-item>
      </text:list>
      <text:p text:style-name="P56"><text:span text:style-name="T57">User Side</text:span><text:span text:style-name="T58">：</text:span><text:span text:style-name="T59">Windows 10<text:s/></text:span><text:span text:style-name="T60">以上、各瀏覽器、各裝置</text:span><text:span text:style-name="T61">(</text:span><text:span text:style-name="T62">包含手機電腦等</text:span><text:span text:style-name="T63">)</text:span><text:span text:style-name="T64">。</text:span></text:p>
      <text:p text:style-name="P65"><text:span text:style-name="T66">Server Side</text:span><text:span text:style-name="T67">：</text:span><text:span text:style-name="T68">Django</text:span><text:span text:style-name="T69">、</text:span><text:span text:style-name="T70">MySQL</text:span><text:span text:style-name="T71">。</text:span></text:p>
      <text:list text:style-name="LFO1" text:continue-numbering="true">
        <text:list-item>
          <text:p text:style-name="P72"><text:span text:style-name="T73">結論及未來發展</text:span></text:p>
        </text:list-item>
      </text:list>
      <text:p text:style-name="P74">本系統設計成功地解決了現有拼團交易中常見的問題，如統計錯誤、商品分配困難以及資訊流失等。透過引入自動化工具、智能化圖片處理、便捷的帳目管理和批量導入功能，極大地提升了使用者的操作效率與交易體驗。無論是對於買家、團主還是賣家，該系統都提供了一個更加便利、精確且易於使用的解決方案，符合當前台灣社群交易的需求。</text:p>
      <text:p text:style-name="P75"/>
      <text:p text:style-name="P76"><text:span text:style-name="T77">儘管系統已經能夠有效處理基本的拼團交易需求，但仍有進一步發展的潛力：</text:span></text:p>
      <text:list text:style-name="LFO2" text:continue-numbering="true">
        <text:list-item>
          <text:p text:style-name="P78"><text:span text:style-name="T79">人工智慧應用深化</text:span><text:span text:style-name="T80">：未來可以進一步引入更智能的推薦系統，根據用戶的歷史</text:span><text:span text:style-name="T81"><text:s text:c="7"/></text:span><text:span text:style-name="T82">行為和需求推薦最適合的商品，提升購物的個性化體驗。</text:span></text:p>
        </text:list-item>
        <text:list-item>
          <text:p text:style-name="P83"><text:span text:style-name="T84">跨平台整合</text:span><text:span text:style-name="T85">：系統可與其他社交平台、電商平台及支付工具進行更深度的整</text:span><text:span text:style-name="T86"><text:s text:c="2"/></text:span><text:span text:style-name="T87">合，提供一站式的拼團交易解決方案，讓用戶能在更多的環境中輕鬆發起拼團或參與拼團。</text:span></text:p>
        </text:list-item>
        <text:list-item>
          <text:p text:style-name="P88"><text:span text:style-name="T89">大數據分析</text:span><text:span text:style-name="T90">：收集與分析用戶行為和市場趨勢，進一步優化價格調整與需求預測，提升拼團活動的成功率和整體運營效率。</text:span></text:p>
        </text:list-item>
        <text:list-item>
          <text:p text:style-name="P91"><text:span text:style-name="T92">增強用戶互動</text:span><text:span text:style-name="T93">：未來或許可以增設社群功能，例如用戶之間的評價系統、討論區和推薦系統，進一步提升平台的活躍度和用戶粘性</text:span><text:span text:style-name="T94">。</text:span></text:p>
        </text:list-item>
        <text:list-item>
          <text:p text:style-name="P95"><text:span text:style-name="T96">區塊鏈技術應用</text:span><text:span text:style-name="T97">：探索區塊鏈技術在交易透明度和安全性方面的應用，讓每筆交易都能被更精確地追蹤與驗證，增強用戶信任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Times New Roman" style:font-size-complex="12pt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4pt" style:font-size-asian="14pt" fo:language="en" fo:country="US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3895in" text:min-label-width="0.25in" text:list-level-position-and-space-mode="label-alignment">
          <style:list-level-label-alignment text:label-followed-by="listtab" fo:margin-left="0.639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229in" text:min-label-width="0.3333in" text:list-level-position-and-space-mode="label-alignment">
          <style:list-level-label-alignment text:label-followed-by="listtab" fo:margin-left="1.0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62in" text:min-label-width="0.3333in" text:list-level-position-and-space-mode="label-alignment">
          <style:list-level-label-alignment text:label-followed-by="listtab" fo:margin-left="1.3895in" fo:text-indent="-0.3333in"/>
        </style:list-level-properties>
      </text:list-level-style-number>
      <text:list-level-style-number text:level="4" style:num-suffix="." style:num-format="1">
        <style:list-level-properties text:space-before="1.3895in" text:min-label-width="0.3333in" text:list-level-position-and-space-mode="label-alignment">
          <style:list-level-label-alignment text:label-followed-by="listtab" fo:margin-left="1.7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29in" text:min-label-width="0.3333in" text:list-level-position-and-space-mode="label-alignment">
          <style:list-level-label-alignment text:label-followed-by="listtab" fo:margin-left="2.0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62in" text:min-label-width="0.3333in" text:list-level-position-and-space-mode="label-alignment">
          <style:list-level-label-alignment text:label-followed-by="listtab" fo:margin-left="2.3895in" fo:text-indent="-0.3333in"/>
        </style:list-level-properties>
      </text:list-level-style-number>
      <text:list-level-style-number text:level="7" style:num-suffix="." style:num-format="1">
        <style:list-level-properties text:space-before="2.3895in" text:min-label-width="0.3333in" text:list-level-position-and-space-mode="label-alignment">
          <style:list-level-label-alignment text:label-followed-by="listtab" fo:margin-left="2.7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29in" text:min-label-width="0.3333in" text:list-level-position-and-space-mode="label-alignment">
          <style:list-level-label-alignment text:label-followed-by="listtab" fo:margin-left="3.0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62in" text:min-label-width="0.3333in" text:list-level-position-and-space-mode="label-alignment">
          <style:list-level-label-alignment text:label-followed-by="listtab" fo:margin-left="3.3895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系統簡介，第<text:span text:style-name="T3"><text:page-number text:fixed="false">1</text:page-number></text:span>頁，共2頁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md-staff</meta:initial-creator>
    <dc:creator>i ping</dc:creator>
    <meta:creation-date>2025-05-06T12:21:00Z</meta:creation-date>
    <dc:date>2025-05-25T08:25:00Z</dc:date>
    <meta:print-date>2025-05-25T08:19:00Z</meta:print-date>
    <meta:template xlink:href="Normal" xlink:type="simple"/>
    <meta:editing-cycles>116</meta:editing-cycles>
    <meta:editing-duration>PT3900S</meta:editing-duration>
    <meta:document-statistic meta:page-count="2" meta:paragraph-count="2" meta:word-count="204" meta:character-count="1371" meta:row-count="9" meta:non-whitespace-character-count="1169"/>
  </office:meta>
</office:document-meta>
</file>